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language="ru" fo:country="RU" fo:font-weight="bold" officeooo:rsid="00059e71" officeooo:paragraph-rsid="00059e71"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language="ru" fo:country="RU" fo:font-weight="normal" officeooo:rsid="00059e71" officeooo:paragraph-rsid="00059e71"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Times New Roman" fo:font-size="14pt" fo:language="ru" fo:country="RU" fo:font-weight="normal" officeooo:rsid="00059e71" officeooo:paragraph-rsid="00059e71" style:font-size-asian="14pt" style:font-weight-asian="normal" style:font-size-complex="14pt" style:font-weight-complex="normal"/>
    </style:style>
    <style:style style:name="P4" style:family="paragraph" style:parent-style-name="Standard">
      <style:paragraph-properties fo:text-align="end" style:justify-single-word="false"/>
      <style:text-properties style:font-name="Times New Roman" fo:font-size="14pt" fo:language="ru" fo:country="RU" fo:font-weight="normal" officeooo:rsid="0007dedc" officeooo:paragraph-rsid="0009c40c"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font-name="Times New Roman" fo:font-size="14pt" fo:language="ru" fo:country="RU" fo:font-weight="normal" officeooo:rsid="0018331e" officeooo:paragraph-rsid="0018331e"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color="#000000" loext:opacity="100%" style:font-name="Times New Roman" fo:font-size="14pt" fo:language="ru" fo:country="RU" fo:font-weight="normal" officeooo:rsid="00059e71" officeooo:paragraph-rsid="00059e71"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color="#000000" loext:opacity="100%" style:font-name="Times New Roman" fo:font-size="14pt" fo:language="ru" fo:country="RU" fo:font-weight="normal" officeooo:rsid="00059e71" officeooo:paragraph-rsid="0022f594" style:font-size-asian="14pt" style:font-weight-asian="normal" style:font-size-complex="14pt" style:font-weight-complex="normal"/>
    </style:style>
    <style:style style:name="P8" style:family="paragraph" style:parent-style-name="Standard">
      <style:paragraph-properties fo:text-align="end" style:justify-single-word="false"/>
      <style:text-properties fo:color="#000000" loext:opacity="100%" style:font-name="Times New Roman" fo:font-size="14pt" fo:language="ru" fo:country="RU" fo:font-weight="normal" officeooo:rsid="0007dedc" officeooo:paragraph-rsid="0007dedc" style:font-size-asian="14pt" style:font-weight-asian="normal" style:font-size-complex="14pt" style:font-weight-complex="normal"/>
    </style:style>
    <style:style style:name="P9" style:family="paragraph" style:parent-style-name="Standard">
      <style:paragraph-properties fo:text-align="end" style:justify-single-word="false"/>
      <style:text-properties fo:color="#000000" loext:opacity="100%" style:font-name="Times New Roman" fo:font-size="14pt" fo:language="ru" fo:country="RU" fo:font-weight="normal" officeooo:rsid="0007dedc" officeooo:paragraph-rsid="0009c40c" style:font-size-asian="14pt" style:font-weight-asian="normal" style:font-size-complex="14pt" style:font-weight-complex="normal"/>
    </style:style>
    <style:style style:name="P10" style:family="paragraph" style:parent-style-name="Standard">
      <style:paragraph-properties fo:text-align="end" style:justify-single-word="false"/>
      <style:text-properties fo:color="#000000" loext:opacity="100%" style:font-name="Times New Roman" fo:font-size="14pt" fo:language="ru" fo:country="RU" fo:font-weight="bold" officeooo:rsid="0007dedc" officeooo:paragraph-rsid="0007dedc"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color="#000000" loext:opacity="100%" style:font-name="Times New Roman" fo:font-size="14pt" fo:font-weight="normal" officeooo:paragraph-rsid="0024f9ec"/>
    </style:style>
    <style:style style:name="P12" style:family="paragraph" style:parent-style-name="Standard">
      <style:paragraph-properties fo:text-align="end" style:justify-single-word="false"/>
      <style:text-properties fo:font-variant="normal" fo:text-transform="none" fo:color="#000000" loext:opacity="100%" style:font-name="Times New Roman" fo:font-size="14pt" fo:letter-spacing="normal" fo:language="ru" fo:country="RU" fo:font-style="normal" fo:font-weight="normal" officeooo:rsid="000def6c" officeooo:paragraph-rsid="000def6c" style:font-size-asian="14pt" style:font-weight-asian="normal" style:font-size-complex="14pt" style:font-weight-complex="normal"/>
    </style:style>
    <style:style style:name="P13" style:family="paragraph" style:parent-style-name="Standard">
      <style:paragraph-properties fo:text-align="end" style:justify-single-word="false"/>
      <style:text-properties fo:font-variant="normal" fo:text-transform="none" fo:color="#000000" loext:opacity="100%" style:font-name="Times New Roman" fo:font-size="12pt" fo:letter-spacing="normal" fo:language="ru" fo:country="RU" fo:font-style="normal" fo:font-weight="normal" officeooo:rsid="0009c40c" officeooo:paragraph-rsid="0009c40c"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officeooo:paragraph-rsid="001ff939"/>
    </style:style>
    <style:style style:name="P15" style:family="paragraph" style:parent-style-name="Standard">
      <style:paragraph-properties fo:text-align="justify" style:justify-single-word="false" fo:break-before="page"/>
      <style:text-properties fo:color="#000000" loext:opacity="100%" style:font-name="Times New Roman" fo:font-size="14pt" fo:font-weight="normal" officeooo:paragraph-rsid="0024f9ec"/>
    </style:style>
    <style:style style:name="T1" style:family="text">
      <style:text-properties fo:font-variant="normal" fo:text-transform="none" fo:color="#252525" loext:opacity="100%" fo:font-size="12pt" fo:letter-spacing="normal" fo:font-style="normal" officeooo:rsid="0009c40c" style:font-size-asian="12pt" style:font-size-complex="12pt"/>
    </style:style>
    <style:style style:name="T2" style:family="text">
      <style:text-properties fo:font-variant="normal" fo:text-transform="none" fo:color="#000000" loext:opacity="100%" fo:letter-spacing="normal" fo:font-style="normal" officeooo:rsid="0009c40c" style:font-size-asian="10.5pt" style:font-size-complex="12pt"/>
    </style:style>
    <style:style style:name="T3" style:family="text">
      <style:text-properties fo:font-variant="normal" fo:text-transform="none" fo:color="#000000" loext:opacity="100%" style:text-line-through-style="none" style:text-line-through-type="none" style:font-name="Times New Roman" fo:font-size="14pt" fo:language="ru" fo:country="RU" fo:font-style="normal" style:text-underline-style="none" fo:font-weight="normal" officeooo:rsid="00059e71" style:text-blinking="false" fo:background-color="transparent" loext:char-shading-value="0" style:font-size-asian="14pt" style:font-weight-asian="normal" style:font-size-complex="14pt" style:font-weight-complex="normal"/>
    </style:style>
    <style:style style:name="T4" style:family="text">
      <style:text-properties fo:font-variant="normal" fo:text-transform="none" fo:letter-spacing="normal" fo:font-style="normal"/>
    </style:style>
    <style:style style:name="T5" style:family="text">
      <style:text-properties fo:font-variant="normal" fo:text-transform="none" fo:font-size="12pt" fo:letter-spacing="normal" fo:font-style="italic" officeooo:rsid="0009c40c" style:font-size-asian="12pt" style:font-style-asian="italic" style:font-size-complex="12pt" style:font-style-complex="italic"/>
    </style:style>
    <style:style style:name="T6" style:family="text">
      <style:text-properties officeooo:rsid="0009c40c"/>
    </style:style>
    <style:style style:name="T7" style:family="text">
      <style:text-properties officeooo:rsid="000f97f8"/>
    </style:style>
    <style:style style:name="T8" style:family="text">
      <style:text-properties officeooo:rsid="0018331e"/>
    </style:style>
    <style:style style:name="T9" style:family="text">
      <style:text-properties style:font-name="Times New Roman" fo:font-size="14pt" fo:language="ru" fo:country="RU" fo:font-weight="normal" officeooo:rsid="00059e71" style:font-size-asian="14pt" style:font-weight-asian="normal" style:font-size-complex="14pt" style:font-weight-complex="normal"/>
    </style:style>
    <style:style style:name="T10" style:family="text">
      <style:text-properties fo:language="ru" fo:country="RU" officeooo:rsid="0018331e" style:font-size-asian="14pt" style:font-weight-asian="normal" style:font-size-complex="14pt" style:font-weight-complex="normal"/>
    </style:style>
    <style:style style:name="T11" style:family="text">
      <style:text-properties fo:language="ru" fo:country="RU" officeooo:rsid="001382ff" style:font-size-asian="14pt" style:font-weight-asian="normal" style:font-size-complex="14pt" style:font-weight-complex="normal"/>
    </style:style>
    <style:style style:name="T12" style:family="text">
      <style:text-properties fo:language="ru" fo:country="RU" officeooo:rsid="0014b441" style:font-size-asian="14pt" style:font-weight-asian="normal" style:font-size-complex="14pt" style:font-weight-complex="normal"/>
    </style:style>
    <style:style style:name="T13" style:family="text">
      <style:text-properties fo:language="ru" fo:country="RU" officeooo:rsid="001cc114" style:font-size-asian="14pt" style:font-weight-asian="normal" style:font-size-complex="14pt" style:font-weight-complex="normal"/>
    </style:style>
    <style:style style:name="T14" style:family="text">
      <style:text-properties fo:language="ru" fo:country="RU" officeooo:rsid="00059e71" style:font-size-asian="14pt" style:font-weight-asian="normal" style:font-size-complex="14pt" style:font-weight-complex="normal"/>
    </style:style>
    <style:style style:name="T15" style:family="text">
      <style:text-properties fo:language="ru" fo:country="RU" officeooo:rsid="0024f9ec" style:font-size-asian="14pt" style:font-weight-asian="normal" style:font-size-complex="14pt" style:font-weight-complex="normal"/>
    </style:style>
    <style:style style:name="T16" style:family="text">
      <style:text-properties fo:language="ru" fo:country="RU" officeooo:rsid="001e42db" style:font-size-asian="14pt" style:font-weight-asian="normal" style:font-size-complex="14pt" style:font-weight-complex="normal"/>
    </style:style>
    <style:style style:name="T17" style:family="text">
      <style:text-properties fo:language="ru" fo:country="RU" officeooo:rsid="0016bafd" style:font-size-asian="14pt" style:font-weight-asian="normal" style:font-size-complex="14pt" style:font-weight-complex="normal"/>
    </style:style>
    <style:style style:name="T18" style:family="text">
      <style:text-properties officeooo:rsid="001cc114"/>
    </style:style>
    <style:style style:name="T19" style:family="text">
      <style:text-properties officeooo:rsid="001e42db"/>
    </style:style>
    <style:style style:name="T20" style:family="text">
      <style:text-properties officeooo:rsid="001ff939"/>
    </style:style>
    <style:style style:name="T21" style:family="text">
      <style:text-properties officeooo:rsid="0024b702"/>
    </style:style>
    <style:style style:name="T22" style:family="text">
      <style:text-properties officeooo:rsid="0024bfac"/>
    </style:style>
    <style:style style:name="T23" style:family="text">
      <style:text-properties officeooo:rsid="0024f9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ОТЗЫВ НАУЧНОГО РУКОВОДИТЕЛЯ</text:p>
      <text:p text:style-name="P1">на <text:span text:style-name="T19">диссертационную </text:span>работу</text:p>
      <text:p text:style-name="P1"/>
      <text:p text:style-name="P1"/>
      <text:p text:style-name="P1"/>
      <text:p text:style-name="P5">Соловьянова Михаила Михайлович<text:span text:style-name="T18">а</text:span></text:p>
      <text:p text:style-name="P14"><text:span text:style-name="T9">"</text:span><text:bookmark text:name="docs-internal-guid-44f7d21d-7fff-7933-a324-2a5f11ba8ce7"/><text:span text:style-name="T3">Разработка аналоговой электроники беззондовой измерительной системы на чипе для тестирования устройств на основе оксидов гафния</text:span><text:span text:style-name="T9">"</text:span></text:p>
      <text:p text:style-name="P2"/>
      <text:p text:style-name="P2"/>
      <text:p text:style-name="P2"/>
      <text:p text:style-name="P2"/>
      <text:p text:style-name="P3">Направление подготовки: 03.03.01 "Прикладные математика и физика"</text:p>
      <text:p text:style-name="P3">Направленность (профиль) подготовки: Физическая и квантовая электроника</text:p>
      <text:p text:style-name="P6"/>
      <text:p text:style-name="P6"/>
      <text:p text:style-name="P6"/>
      <text:p text:style-name="P7"><text:tab/><text:span text:style-name="T20">Диссертационная</text:span><text:span text:style-name="T7"> работа </text:span><text:span text:style-name="T8">Соловьянова М</text:span><text:span text:style-name="T7">. </text:span><text:span text:style-name="T8">М.</text:span><text:span text:style-name="T7"> </text:span><text:span text:style-name="T21">посвящена разработке аналоговых подсистем, </text:span><text:span text:style-name="T22">предназначенных для работы в составе специализированной микросхемы для характеризации элементов перспективной энергонезависимой памяти. Системы хранения информации, основанные таких элементах, как сегнетоэлектрические стеки на базе оксидов переходных металлов (в частности, HfZrO2) имеют широкий круг потенциальных применений за счет высокой потенциальной плотности и долговечности. Кроме того, такие элементы могут исполнять роль функциональных устройств в системах, основанных на вычислительной памяти. Потенциальный спектр применений последних очень широк; в частности, интересным является их использование в специализированных акселераторах алгоритмов искусственного интеллекта.</text:span></text:p>
      <text:p text:style-name="P7"><text:tab/><text:span text:style-name="T22">Одним из существенных барьеров, стоящим на пути к созданию устройств, использующих подобные элементы хранения, является крайне нетривиальная временная динамика таких элементов, </text:span><text:span text:style-name="T23">при этом, крайне существенной является поведение в наносекундном масштабе. Исследование поведения структур в таком масштабе времен стандартными электрофизическими методами крайне затруднительно. Ввиду этого в настоящее время разрабатывается специализированная система, позволяющая проводить характеризацию элементов хранения непосредственно на интегральной схеме. Размещение измерительных и характеризуемых устройств на одном чипе позволяет значительно снизить влияние паразитных компонент измерительной системы и, за счет этого, существенно расширить частотный диапазон измерений.</text:span></text:p>
      <text:p text:style-name="P15"><text:span text:style-name="T14"><text:tab/></text:span><text:span text:style-name="T15">Задачей Соловьянова М. М. Являлась разработка ряда критических аналоговых подсистем данной микросхемы, в частности, линейных подсистем, используемых в преобразователях данных. </text:span><text:span text:style-name="T10">Соловьянов М.М</text:span><text:span text:style-name="T11">. </text:span><text:span text:style-name="T13">в ходе подготовки диссертационной работы</text:span><text:span text:style-name="T11"> </text:span><text:span text:style-name="T10">изучил </text:span><text:span text:style-name="T15">подходы к построению различных составных блоков современных смешанносигнальных интегральных схем, а так же методы их разработки в современных САПР.</text:span></text:p>
      <text:p text:style-name="P11"><text:span text:style-name="T15"><text:tab/>Студент успешно справился с поставленными задачами</text:span><text:span text:style-name="T16">. </text:span><text:span text:style-name="T12">Счита</text:span><text:span text:style-name="T17">ю</text:span><text:span text:style-name="T12">, что д</text:span><text:span text:style-name="T11">ипломная работа выполнена на высоком научно-техническом уровне и заслуживает оценки "отлично".</text:span></text:p>
      <text:p text:style-name="P10">Научный руководитель: </text:p>
      <text:p text:style-name="P8"/>
      <text:p text:style-name="P8">Негров Дмитрий <text:span text:style-name="T6">В</text:span>ладимирович</text:p>
      <text:p text:style-name="P12">Заведующий <text:s/>Лаборатории <text:line-break/>нейровычислительных систем</text:p>
      <text:p text:style-name="P9"><text:span text:style-name="T4">____________________________<text:line-break/></text:span><text:span text:style-name="T5">(подпись научного руководителя) <text:s text:c="5"/></text:span></text:p>
      <text:p text:style-name="P13"/>
      <text:p text:style-name="P4"><text:span text:style-name="T2">16.06.2021 г</text:span><text:span text:style-name="T1"> <text:s/></text:span><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5.2$Linux_X86_64 LibreOffice_project/00$Build-2</meta:generator>
    <dc:date>2021-06-16T23:49:39.988382169</dc:date>
    <meta:editing-duration>PT1H18M42S</meta:editing-duration>
    <meta:editing-cycles>14</meta:editing-cycles>
    <meta:print-date>2021-06-16T15:38:02.305000000</meta:print-date>
    <meta:document-statistic meta:table-count="0" meta:image-count="0" meta:object-count="0" meta:page-count="2" meta:paragraph-count="15" meta:word-count="287" meta:character-count="2603" meta:non-whitespace-character-count="2315"/>
  </office:meta>
</office:document-meta>
</file>